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7.109" calcext:value-type="float">
            <text:p>447.109</text:p>
          </table:table-cell>
          <table:table-cell table:number-columns-repeated="2" office:value-type="float" office:value="902.723" calcext:value-type="float">
            <text:p>902.723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1281281928 function calls in 902.72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Ordered by: standard nam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.405" calcext:value-type="float">
            <text:p>60.405</text:p>
          </table:table-cell>
          <table:table-cell office:value-type="float" office:value="0.009" calcext:value-type="float">
            <text:p>0.009</text:p>
          </table:table-cell>
          <table:table-cell office:value-type="float" office:value="99.485" calcext:value-type="float">
            <text:p>99.4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simulate_universe(time_period=1000, start_step=200000, interval=1, delete=True, prep=False, speed=False)</text:p>
          </table:table-cell>
        </table:table-row>
        <table:table-row table:style-name="ro1">
          <table:table-cell office:value-type="float" office:value="911175404" calcext:value-type="float">
            <text:p>911175404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2"/>
        </table:table-row>
        <table:table-row table:style-name="ro1">
          <table:table-cell office:value-type="float" office:value="345403972" calcext:value-type="float">
            <text:p>345403972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.81" calcext:value-type="float">
            <text:p>12.81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73" calcext:value-type="float">
            <text:p>7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7.243" calcext:value-type="float">
            <text:p>7.2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2"/>
        </table:table-row>
        <table:table-row table:style-name="ro1">
          <table:table-cell office:value-type="float" office:value="845698" calcext:value-type="float">
            <text:p>845698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2.006" calcext:value-type="float">
            <text:p>2.006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1.036" calcext:value-type="float">
            <text:p>11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6" calcext:value-type="float">
            <text:p>1.546</text:p>
          </table:table-cell>
          <table:table-cell office:value-type="float" office:value="0.773" calcext:value-type="float">
            <text:p>0.773</text:p>
          </table:table-cell>
          <table:table-cell office:value-type="float" office:value="2.343" calcext:value-type="float">
            <text:p>2.343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evolve_executor_00.py:87(glue_book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2"/>
        </table:table-row>
        <table:table-row table:style-name="ro1">
          <table:table-cell office:value-type="float" office:value="14813382" calcext:value-type="float">
            <text:p>14813382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2"/>
        </table:table-row>
        <table:table-row table:style-name="ro1">
          <table:table-cell office:value-type="float" office:value="841695" calcext:value-type="float">
            <text:p>84169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2"/>
        </table:table-row>
        <table:table-row table:style-name="ro1">
          <table:table-cell office:value-type="float" office:value="4993008" calcext:value-type="float">
            <text:p>499300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2"/>
        </table:table-row>
        <table:table-row table:style-name="ro1">
          <table:table-cell office:value-type="float" office:value="561130" calcext:value-type="float">
            <text:p>561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athlib.py:1278(write_tex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&lt;string&gt;:1(&lt;module&gt;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{built-in method builtins.exec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nericpath.py:94(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10(_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87(samestat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{built-in method nt.system}</text:p>
          </table:table-cell>
          <table:table-cell table:formula="of:=LEFT([.E2];FIND(&quot; &quot;;[.E2])-1)" office:value-type="string" office:string-value="" calcext:value-type="error">
            <text:p>#VALUE!</text:p>
          </table:table-cell>
          <table:table-cell table:formula="of:=RIGHT([.E2];LEN([.E2])-FIND(&quot; &quot;;[.E2])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167218401 function calls in 122.609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59" calcext:value-type="float">
            <text:p>17.659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77" calcext:value-type="float">
            <text:p>30.17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 table:number-columns-repeated="4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7049108" calcext:value-type="float">
            <text:p>127049108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.578" calcext:value-type="float">
            <text:p>6.578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evolve_executor_00.py:96(simulate_universe)</text:p>
          </table:table-cell>
          <table:table-cell table:number-columns-repeated="4"/>
          <table:table-cell office:value-type="string" calcext:value-type="string">
            <text:p>2m 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15" calcext:value-type="float">
            <text:p>2.815</text:p>
          </table:table-cell>
          <table:table-cell office:value-type="float" office:value="0" calcext:value-type="float">
            <text:p>0</text:p>
          </table:table-cell>
          <table:table-cell office:value-type="float" office:value="14.204" calcext:value-type="float">
            <text:p>14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65" calcext:value-type="float">
            <text:p>2.66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6" calcext:value-type="float">
            <text:p>2.426</text:p>
          </table:table-cell>
          <table:table-cell office:value-type="float" office:value="0" calcext:value-type="float">
            <text:p>0</text:p>
          </table:table-cell>
          <table:table-cell office:value-type="float" office:value="3.091" calcext:value-type="float">
            <text:p>3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3" calcext:value-type="float">
            <text:p>1.7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28" calcext:value-type="float">
            <text:p>1.9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7" calcext:value-type="float">
            <text:p>1.70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362507" calcext:value-type="float">
            <text:p>1362507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366510" calcext:value-type="float">
            <text:p>136651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7856404" calcext:value-type="float">
            <text:p>785640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5032277" calcext:value-type="float">
            <text:p>5032277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2.872" calcext:value-type="float">
            <text:p>2.8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/>
          <table:table-cell table:style-name="ce1" office:value-type="string" calcext:value-type="string">
            <text:p>Actual fn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173992411 function calls in 128.313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77" calcext:value-type="float">
            <text:p>16.77</text:p>
          </table:table-cell>
          <table:table-cell office:value-type="float" office:value="0.002" calcext:value-type="float">
            <text:p>0.002</text:p>
          </table:table-cell>
          <table:table-cell office:value-type="float" office:value="28.737" calcext:value-type="float">
            <text:p>28.73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geha.shrink_kforth_to_aaff()</text:p>
          </table:table-cell>
          <table:table-cell table:number-columns-repeated="2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2841482" calcext:value-type="float">
            <text:p>122841482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simulate_universe(time_period=1000, start_step=21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.753" calcext:value-type="float">
            <text:p>7.753</text:p>
          </table:table-cell>
          <table:table-cell table:number-columns-repeated="2" office:value-type="float" office:value="128.312" calcext:value-type="float">
            <text:p>128.312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PHASCII extraction</text:p>
          </table:table-cell>
          <table:table-cell table:number-columns-repeated="2"/>
          <table:table-cell office:value-type="string" calcext:value-type="string">
            <text:p>2m 8s</text:p>
          </table:table-cell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775" calcext:value-type="float">
            <text:p>3.775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56" calcext:value-type="float">
            <text:p>2.656</text:p>
          </table:table-cell>
          <table:table-cell office:value-type="float" office:value="0" calcext:value-type="float">
            <text:p>0</text:p>
          </table:table-cell>
          <table:table-cell office:value-type="float" office:value="2.828" calcext:value-type="float">
            <text:p>2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2.161" calcext:value-type="float">
            <text:p>2.161</text:p>
          </table:table-cell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" calcext:value-type="float">
            <text:p>1.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97" calcext:value-type="float">
            <text:p>2.09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24665474" calcext:value-type="float">
            <text:p>24665474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77" calcext:value-type="float">
            <text:p>1.07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728708" calcext:value-type="float">
            <text:p>1728708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office:value-type="float" office:value="11.181" calcext:value-type="float">
            <text:p>11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1732711" calcext:value-type="float">
            <text:p>1732711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0176404" calcext:value-type="float">
            <text:p>10176404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6386484" calcext:value-type="float">
            <text:p>6386484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152472" calcext:value-type="float">
            <text:p>1152472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2.887" calcext:value-type="float">
            <text:p>2.8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{built-in method nt.system}</text:p>
          </table:table-cell>
          <table:table-cell table:number-columns-repeated="4"/>
          <table:table-cell office:value-type="string" calcext:value-type="string">
            <text:p>304216973 function calls in 159.384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8.68" calcext:value-type="float">
            <text:p>38.68</text:p>
          </table:table-cell>
          <table:table-cell office:value-type="float" office:value="0.006" calcext:value-type="float">
            <text:p>0.006</text:p>
          </table:table-cell>
          <table:table-cell office:value-type="float" office:value="63.798" calcext:value-type="float">
            <text:p>63.79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178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270872445" calcext:value-type="float">
            <text:p>270872445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013" calcext:value-type="float">
            <text:p>6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6.14" calcext:value-type="float">
            <text:p>6.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&lt;listcomp&gt;)</text:p>
          </table:table-cell>
          <table:table-cell table:number-columns-repeated="4"/>
          <table:table-cell office:value-type="string" calcext:value-type="string">
            <text:p>2m 49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0.003" calcext:value-type="float">
            <text:p>0.003</text:p>
          </table:table-cell>
          <table:table-cell office:value-type="float" office:value="3.564" calcext:value-type="float">
            <text:p>3.5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469" calcext:value-type="float">
            <text:p>2.469</text:p>
          </table:table-cell>
          <table:table-cell office:value-type="float" office:value="0" calcext:value-type="float">
            <text:p>0</text:p>
          </table:table-cell>
          <table:table-cell office:value-type="float" office:value="12.591" calcext:value-type="float">
            <text:p>12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02(wrangle_biodata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2.742" calcext:value-type="float">
            <text:p>2.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159" calcext:value-type="float">
            <text:p>2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247836" calcext:value-type="float">
            <text:p>124783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17802566" calcext:value-type="float">
            <text:p>17802566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1243830" calcext:value-type="float">
            <text:p>124383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7.821" calcext:value-type="float">
            <text:p>7.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4606315" calcext:value-type="float">
            <text:p>4606315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6.398" calcext:value-type="float">
            <text:p>6.39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_00.py:58(replace_old_with_new)</text:p>
          </table:table-cell>
          <table:table-cell table:number-columns-repeated="5"/>
        </table:table-row>
        <table:table-row table:style-name="ro1">
          <table:table-cell office:value-type="float" office:value="3760719" calcext:value-type="float">
            <text:p>3760719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829220" calcext:value-type="float">
            <text:p>82922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89(glue_book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8" calcext:value-type="float">
            <text:p>1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AE44BC60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H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F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1:Sheet4.F8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0:20:16.8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6T19:26:24.791000000</meta:creation-date>
    <dc:date>2024-03-17T22:34:15.951000000</dc:date>
    <meta:editing-duration>PT14H34M28S</meta:editing-duration>
    <meta:editing-cycles>6</meta:editing-cycles>
    <meta:generator>LibreOffice/6.1.6.3$Windows_X86_64 LibreOffice_project/5896ab1714085361c45cf540f76f60673dd96a72</meta:generator>
    <meta:document-statistic meta:table-count="4" meta:cell-count="2194" meta:object-count="0"/>
  </office:meta>
</office:document-meta>
</file>